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zerweny</text:p>
      <text:p text:style-name="Standard"/>
      <text:p text:style-name="Standard">Otra empresa que se destaca en desarrollos de computadoras a niveles industriales y que fue un hito en nuestro país es CZERWENY. En 1958 Tadeo Czerweny, comienza fabricando de motores eléctricos en la cuidad de Paraná , Provincia de Entre Ríos. Durante los años 70, expande su empresa añadiéndole una división electrónica. Sus primeros proyectos fueron el desarrollo de calculadoras electrónicas, hasta que en 1982 dirigió sus esfuerzos al mercado de los nuevos ordenadores personales. Tomaron la decisión de lanzar una serie de computadores, denominadas Serie CZ, que eran clones de las SINCLIAR famosas internacionalmente, diseñadas por Sir Clive Marles Sinclair (http://en.wikipedia.org/wiki/Clive_Sinclair).</text:p>
      <text:p text:style-name="Standard">La gamma de productos ofrecidos no disponían de monitor y se tenían que conectar a un televisor. Todos los modelos fabricados fueron:</text:p>
      <text:p text:style-name="Standard"></text:p>
      <text:p text:style-name="Standard">*CZ-1000: es el equivalente a la versión realizada por Timex-Sinclair TS-1000. Fue fabricada en Portugal. Tanto la carcaza como la motherboard, eran originales traídas por importación. Tenía un procesador Z80A de 8 bits a 3,25 Mhz, 2Kb de RAM expandible a 16 KB y una memoria ROM de 8 Kb. Disponía de un teclado de 40 teclas y se utilizaba el Sinclair Basic, de 37 funciones y 34 comandos.</text:p>
      <text:p text:style-name="Standard">Luego se lanzó en 1986 la CZ-1000 Plus, que a diferencia su antecesora, tenía más RAM y conectores para más periféricos.</text:p>
      <text:p text:style-name="Standard"></text:p>
      <text:p text:style-name="Standard">*CZ-1500: siguiendo los modelos comercializados por la firma Timex-Sinclair, este modelo era igual a la TS-1500. Sus características era iguales a la CZ-1000, pero a diferencia venía con 16Kb de RAM ampliable a 48Kb.</text:p>
      <text:p text:style-name="Standard">Al igual que la CZ-1000, este modelo también fue actualizado con lo cual se comercializó la computadora CZ-1500 Plus.</text:p>
      <text:p text:style-name="Standard"></text:p>
      <text:p text:style-name="Standard">Ambos modelos tenían una resolución de 64 x 44 píxeles en blanco y negro.</text:p>
      <text:p text:style-name="Standard"></text:p>
      <text:p text:style-name="Standard">*CZ-2000: este modelo a diferencia de los anteriores, fue clon de un producto de Timex-Sinclair que nunca comercializó, la TS-2000. Su gran innovación fue la incorporación de un modo gráfico de 256 x 144 píxeles con 8 colores. Tenía 48Kb de RAM, 16Kb de ROM y un parlante interno.</text:p>
      <text:p text:style-name="Standard"></text:p>
      <text:p text:style-name="Standard">*CZ-Spectrum: en 1984 irrumpe en el mundo la ZX Spectrum, en por lo que Czerweny comienza a comercializar el modelo más poderoso de la Serie CZ. Sus mejoras fueron la incorporación de un botón de Reset, dos conectores para Joystick y una salida directa para monitor.</text:p>
      <text:p text:style-name="Standard">Posteriormente, la empresa lanzaría su último modelo, la CZ-Spectrum Plus, junto a un set de accesorios como cassettes con software y dos modelos de joysticks compatibles con varios productos de la Serie CZ, estos fueron los denominados CZ-800 y CZ-800S.</text:p>
      <text:p text:style-name="Standard"></text:p>
      <text:p text:style-name="Standard">En 1990, Czerweny cesa toda actividad, debido entre otras cosas a un gran incendio en su planta en Paraná, pero el motivo más probable es que su tecnología no era compatible con los nuevos standares IBM que prevalecen hasta h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1T17:25:40</meta:creation-date>
    <dc:date>2009-07-01T17:36:14</dc:date>
    <meta:editing-duration>PT00H10M34S</meta:editing-duration>
    <meta:editing-cycles>3</meta:editing-cycles>
    <meta:generator>OpenOffice.org/3.0$Linux OpenOffice.org_project/300m15$Build-9379</meta:generator>
    <meta:document-statistic meta:table-count="0" meta:image-count="0" meta:object-count="0" meta:page-count="1" meta:paragraph-count="18" meta:word-count="457" meta:character-count="2811"/>
  </office:meta>
</office:document-meta>
</file>